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52b9f" officeooo:paragraph-rsid="00152b9f"/>
    </style:style>
    <style:style style:name="P2" style:family="paragraph" style:parent-style-name="Title">
      <style:text-properties officeooo:rsid="00152b9f" officeooo:paragraph-rsid="00152b9f"/>
    </style:style>
    <style:style style:name="P3" style:family="paragraph" style:parent-style-name="Text_20_body" style:list-style-name="L1">
      <style:text-properties officeooo:paragraph-rsid="001780c1"/>
    </style:style>
    <style:style style:name="P4" style:family="paragraph" style:parent-style-name="Text_20_body" style:list-style-name="L1">
      <style:text-properties officeooo:rsid="00152b9f" officeooo:paragraph-rsid="001780c1"/>
    </style:style>
    <style:style style:name="P5" style:family="paragraph" style:parent-style-name="Text_20_body" style:list-style-name="L1">
      <style:text-properties fo:font-style="normal" officeooo:rsid="00170a58" officeooo:paragraph-rsid="001780c1" style:font-style-asian="normal" style:font-style-complex="normal"/>
    </style:style>
    <style:style style:name="P6" style:family="paragraph" style:parent-style-name="Text_20_body" style:list-style-name="L1">
      <style:text-properties fo:font-style="normal" officeooo:rsid="0020180f" officeooo:paragraph-rsid="0020180f" style:font-style-asian="normal" style:font-style-complex="normal"/>
    </style:style>
    <style:style style:name="P7" style:family="paragraph" style:parent-style-name="Text_20_body" style:list-style-name="L1">
      <style:text-properties fo:font-style="normal" officeooo:rsid="0021da6a" officeooo:paragraph-rsid="0021da6a" style:font-style-asian="normal" style:font-style-complex="normal"/>
    </style:style>
    <style:style style:name="P8" style:family="paragraph" style:parent-style-name="Text_20_body" style:list-style-name="L1">
      <style:text-properties fo:font-style="normal" officeooo:rsid="002274b7" officeooo:paragraph-rsid="002274b7" style:font-style-asian="normal" style:font-style-complex="normal"/>
    </style:style>
    <style:style style:name="P9" style:family="paragraph" style:parent-style-name="Text_20_body">
      <style:text-properties fo:font-style="normal" officeooo:rsid="002274b7" officeooo:paragraph-rsid="002274b7" style:font-style-asian="normal" style:font-style-complex="normal"/>
    </style:style>
    <style:style style:name="P10" style:family="paragraph" style:parent-style-name="Text_20_body" style:list-style-name="L1">
      <style:text-properties fo:font-style="normal" officeooo:rsid="00259e90" officeooo:paragraph-rsid="00259e90" style:font-style-asian="normal" style:font-style-complex="normal"/>
    </style:style>
    <style:style style:name="P11" style:family="paragraph" style:parent-style-name="Text_20_body" style:list-style-name="L1">
      <style:text-properties fo:font-style="normal" officeooo:rsid="00274ddd" officeooo:paragraph-rsid="00274ddd" style:font-style-asian="normal" style:font-style-complex="normal"/>
    </style:style>
    <style:style style:name="P12" style:family="paragraph" style:parent-style-name="Text_20_body" style:list-style-name="L1">
      <style:text-properties fo:font-style="normal" officeooo:rsid="00294bd1" officeooo:paragraph-rsid="00294bd1" style:font-style-asian="normal" style:font-style-complex="normal"/>
    </style:style>
    <style:style style:name="P13" style:family="paragraph" style:parent-style-name="Text_20_body" style:list-style-name="L1">
      <style:text-properties fo:font-style="normal" officeooo:rsid="0029cb47" officeooo:paragraph-rsid="0029cb47" style:font-style-asian="normal" style:font-style-complex="normal"/>
    </style:style>
    <style:style style:name="P14" style:family="paragraph" style:parent-style-name="Text_20_body" style:list-style-name="L1">
      <style:text-properties fo:font-style="normal" officeooo:rsid="002d04ee" officeooo:paragraph-rsid="002d04ee" style:font-style-asian="normal" style:font-style-complex="normal"/>
    </style:style>
    <style:style style:name="P15" style:family="paragraph" style:parent-style-name="Text_20_body" style:list-style-name="L1">
      <style:text-properties fo:font-style="normal" officeooo:rsid="00318ce4" officeooo:paragraph-rsid="00318ce4" style:font-style-asian="normal" style:font-style-complex="normal"/>
    </style:style>
    <style:style style:name="P16" style:family="paragraph" style:parent-style-name="Text_20_body">
      <style:text-properties fo:font-style="normal" officeooo:rsid="00318ce4" officeooo:paragraph-rsid="00318ce4" style:font-style-asian="normal" style:font-style-complex="normal"/>
    </style:style>
    <style:style style:name="P17" style:family="paragraph" style:parent-style-name="Text_20_body" style:list-style-name="L1">
      <style:text-properties officeooo:rsid="00189c46" officeooo:paragraph-rsid="00189c46"/>
    </style:style>
    <style:style style:name="P18" style:family="paragraph" style:parent-style-name="Text_20_body" style:list-style-name="L1">
      <style:text-properties officeooo:rsid="001cff08" officeooo:paragraph-rsid="001cff08"/>
    </style:style>
    <style:style style:name="P19" style:family="paragraph" style:parent-style-name="Text_20_body" style:list-style-name="L1">
      <style:text-properties officeooo:rsid="001a7eb5" officeooo:paragraph-rsid="001a7eb5"/>
    </style:style>
    <style:style style:name="P20" style:family="paragraph" style:parent-style-name="Text_20_body" style:list-style-name="L1">
      <style:text-properties officeooo:rsid="001bbbb4" officeooo:paragraph-rsid="001bbbb4"/>
    </style:style>
    <style:style style:name="P21" style:family="paragraph" style:parent-style-name="Text_20_body" style:list-style-name="L2">
      <style:text-properties officeooo:rsid="0039ef9c" officeooo:paragraph-rsid="0039ef9c"/>
    </style:style>
    <style:style style:name="P22" style:family="paragraph" style:parent-style-name="Text_20_body" style:list-style-name="L2">
      <style:text-properties officeooo:rsid="003aab62" officeooo:paragraph-rsid="003aab62"/>
    </style:style>
    <style:style style:name="P23" style:family="paragraph" style:parent-style-name="Text_20_body" style:list-style-name="L2">
      <style:text-properties officeooo:rsid="003c0551" officeooo:paragraph-rsid="003c0551"/>
    </style:style>
    <style:style style:name="P24" style:family="paragraph" style:parent-style-name="Text_20_body" style:list-style-name="L2">
      <style:text-properties officeooo:rsid="003ea464" officeooo:paragraph-rsid="003ea464"/>
    </style:style>
    <style:style style:name="P25" style:family="paragraph" style:parent-style-name="Text_20_body" style:list-style-name="L2">
      <style:text-properties officeooo:rsid="00400b88" officeooo:paragraph-rsid="00400b88"/>
    </style:style>
    <style:style style:name="P26" style:family="paragraph" style:parent-style-name="Heading_20_2">
      <style:text-properties officeooo:rsid="00355bbc" officeooo:paragraph-rsid="00355bbc"/>
    </style:style>
    <style:style style:name="P27" style:family="paragraph" style:parent-style-name="Heading_20_2">
      <style:text-properties officeooo:rsid="0036e2c4" officeooo:paragraph-rsid="0036e2c4"/>
    </style:style>
    <style:style style:name="P28" style:family="paragraph" style:parent-style-name="Heading_20_2">
      <style:text-properties officeooo:rsid="0039df34" officeooo:paragraph-rsid="0039df34"/>
    </style:style>
    <style:style style:name="T1" style:family="text">
      <style:text-properties officeooo:rsid="00152b9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2b9f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70a58" style:font-style-asian="normal" style:font-style-complex="normal"/>
    </style:style>
    <style:style style:name="T6" style:family="text">
      <style:text-properties fo:font-style="normal" officeooo:rsid="00152b9f" style:font-style-asian="normal" style:font-style-complex="normal"/>
    </style:style>
    <style:style style:name="T7" style:family="text">
      <style:text-properties fo:font-style="normal" officeooo:rsid="001a5043" style:font-style-asian="normal" style:font-style-complex="normal"/>
    </style:style>
    <style:style style:name="T8" style:family="text">
      <style:text-properties fo:font-style="normal" officeooo:rsid="001d1799" style:font-style-asian="normal" style:font-style-complex="normal"/>
    </style:style>
    <style:style style:name="T9" style:family="text">
      <style:text-properties fo:font-style="normal" officeooo:rsid="001e0e26" style:font-style-asian="normal" style:font-style-complex="normal"/>
    </style:style>
    <style:style style:name="T10" style:family="text">
      <style:text-properties officeooo:rsid="002af29b"/>
    </style:style>
    <style:style style:name="T11" style:family="text">
      <style:text-properties officeooo:rsid="002e53e6"/>
    </style:style>
    <style:style style:name="T12" style:family="text">
      <style:text-properties officeooo:rsid="00317d1d"/>
    </style:style>
    <style:style style:name="T13" style:family="text">
      <style:text-properties officeooo:rsid="0038a78a"/>
    </style:style>
    <style:style style:name="T14" style:family="text">
      <style:text-properties officeooo:rsid="003b0057"/>
    </style:style>
    <style:style style:name="T15" style:family="text">
      <style:text-properties officeooo:rsid="003d6ea9"/>
    </style:style>
    <style:style style:name="T16" style:family="text">
      <style:text-properties officeooo:rsid="004052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es on DJI OSDK</text:p>
      <text:p text:style-name="P1"/>
      <text:h text:style-name="P27" text:outline-level="2">Attitude control / <text:span text:style-name="T13">velocity control</text:span></text:h>
      <text:list xml:id="list3725111437" text:style-name="L1">
        <text:list-item>
          <text:p text:style-name="P4">Position control using only attitude control and z velocity/position seems possible</text:p>
          <text:list>
            <text:list-item>
              <text:p text:style-name="P3"><text:span text:style-name="T1">Use the functions from </text:span><text:span text:style-name="T3">dji_control.cpp/hpp</text:span><text:span text:style-name="T6"> to achieve this</text:span></text:p>
            </text:list-item>
            <text:list-item>
              <text:p text:style-name="P5">Commands must be sent continuously or else it will switch to position hold (GPS or attitude if no GPS I guess??) <text:s/></text:p>
              <text:list>
                <text:list-item>
                  <text:p text:style-name="P17"><text:span text:style-name="T5">H</text:span><text:span text:style-name="T4">ow fast needs to be tested </text:span><text:span text:style-name="T7">but seems like faster than 3 Hz</text:span></text:p>
                </text:list-item>
              </text:list>
            </text:list-item>
            <text:list-item>
              <text:p text:style-name="P18"><text:span text:style-name="T7">I </text:span><text:span text:style-name="T4">would presume that this is possible even when GPS is not avai</text:span><text:span text:style-name="T8">lable</text:span></text:p>
            </text:list-item>
          </text:list>
        </text:list-item>
        <text:list-item>
          <text:p text:style-name="P19"><text:span text:style-name="T7">T</text:span><text:span text:style-name="T4">akeoff (auto/buildin) uses GPS for positioning and flies to ~1m before anything else can be done. </text:span></text:p>
          <text:list>
            <text:list-item>
              <text:p text:style-name="P20"><text:span text:style-name="T4">Takeoff can be done using the position/speed controls instead </text:span><text:span text:style-name="T9">so full control is maintained during takeoff</text:span></text:p>
            </text:list-item>
          </text:list>
        </text:list-item>
        <text:list-item>
          <text:p text:style-name="P6">Also has position and velocity control options but these are based on the world frame </text:p>
          <text:list>
            <text:list-item>
              <text:p text:style-name="P7">Seems to be GPS dependent</text:p>
              <text:list>
                <text:list-item>
                  <text:p text:style-name="P7">Only tested in simulator (perfect GPS signal)</text:p>
                </text:list-item>
              </text:list>
            </text:list-item>
            <text:list-item>
              <text:p text:style-name="P8">World frame is always NED (North-East-Down)</text:p>
            </text:list-item>
          </text:list>
        </text:list-item>
      </text:list>
      <text:p text:style-name="P9"/>
      <text:h text:style-name="P26" text:outline-level="2">Virtual RC</text:h>
      <text:list xml:id="list130318186629190" text:continue-numbering="true" text:style-name="L1">
        <text:list-item>
          <text:p text:style-name="P10">Virtual RC can be used by simulating a RC giving stick values to the craft</text:p>
          <text:list>
            <text:list-item>
              <text:p text:style-name="P11">Needed to change <text:span text:style-name="T2">dji_command.cpp</text:span> initialization of the <text:span text:style-name="T2">cmd_id</text:span></text:p>
            </text:list-item>
            <text:list-item>
              <text:p text:style-name="P12">Need to obtain control authority after use to use OSDK to control. <text:span text:style-name="T12">Else it gives a controller fail</text:span></text:p>
            </text:list-item>
            <text:list-item>
              <text:p text:style-name="P13">Max roll/pitch is 35 deg instead <text:s/><text:span text:style-name="T10">30 as when using controller(RC)</text:span></text:p>
            </text:list-item>
            <text:list-item>
              <text:p text:style-name="P14">Works like regular controller in the given mode <text:span text:style-name="T11">(</text:span>P, A) <text:span text:style-name="T11">(and F??)</text:span></text:p>
            </text:list-item>
            <text:list-item>
              <text:p text:style-name="P15">Can arm/disarm and takeoff / land using this.</text:p>
            </text:list-item>
          </text:list>
        </text:list-item>
      </text:list>
      <text:p text:style-name="P16"/>
      <text:h text:style-name="P28" text:outline-level="2"><text:soft-page-break/>Autnav controller</text:h>
      <text:list xml:id="list508880215" text:style-name="L2">
        <text:list-item>
          <text:p text:style-name="P21">Autnav controller is compatible with the matrice 100 in the simulation</text:p>
        </text:list-item>
        <text:list-item>
          <text:p text:style-name="P21">Simulated with GPS as global reference</text:p>
        </text:list-item>
        <text:list-item>
          <text:p text:style-name="P21">In ideal conditions model seems to fit very good with the simulator model</text:p>
        </text:list-item>
        <text:list-item>
          <text:p text:style-name="P22">Can be run at 400Hz with all the desired information <text:span text:style-name="T14">available</text:span></text:p>
        </text:list-item>
        <text:list-item>
          <text:p text:style-name="P23">Global coordinate system are not the same so needs to be accounted for if matrice global position is to be used. <text:span text:style-name="T15">(If all in camera/laserscanner this is no problem as we define these)</text:span></text:p>
        </text:list-item>
        <text:list-item>
          <text:p text:style-name="P24">Z velocity control is available so a height controller could be added to autnav (so it is only rangefinder based)</text:p>
          <text:list>
            <text:list-item>
              <text:p text:style-name="P24">Depends on how it <text:span text:style-name="T16">works</text:span> in GPS denied areas</text:p>
            </text:list-item>
          </text:list>
        </text:list-item>
        <text:list-item>
          <text:p text:style-name="P25">Should be created to run in a controller thread to ensure timings and reliable updat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2:18:01.935912636</meta:creation-date>
    <dc:date>2019-07-30T13:03:17.758211435</dc:date>
    <meta:editing-duration>PT5H32M1S</meta:editing-duration>
    <meta:editing-cycles>37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359" meta:character-count="1964" meta:non-whitespace-character-count="1654"/>
  </office:meta>
</office:document-meta>
</file>